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a0ed6" officeooo:paragraph-rsid="000a0ed6"/>
    </style:style>
    <style:style style:name="P2" style:family="paragraph" style:parent-style-name="Standard">
      <style:text-properties style:font-name="Times New Roman" officeooo:rsid="000ba845" officeooo:paragraph-rsid="000ba845"/>
    </style:style>
    <style:style style:name="P3" style:family="paragraph" style:parent-style-name="Standard">
      <style:text-properties style:font-name="Times New Roman" officeooo:rsid="000e5cc9" officeooo:paragraph-rsid="0014d360"/>
    </style:style>
    <style:style style:name="P4" style:family="paragraph" style:parent-style-name="Standard">
      <style:text-properties style:font-name="Times New Roman" officeooo:rsid="001aa180" officeooo:paragraph-rsid="001aa180"/>
    </style:style>
    <style:style style:name="P5" style:family="paragraph" style:parent-style-name="Standard">
      <style:text-properties style:font-name="Times New Roman" officeooo:rsid="001cbbfc" officeooo:paragraph-rsid="001cbbfc"/>
    </style:style>
    <style:style style:name="P6" style:family="paragraph" style:parent-style-name="Standard">
      <style:text-properties style:font-name="Times New Roman" officeooo:rsid="001064ba" officeooo:paragraph-rsid="0018de4d"/>
    </style:style>
    <style:style style:name="P7" style:family="paragraph" style:parent-style-name="Standard">
      <style:text-properties officeooo:paragraph-rsid="00142c12"/>
    </style:style>
    <style:style style:name="P8" style:family="paragraph" style:parent-style-name="Standard">
      <style:text-properties style:font-name="Times New Roman" officeooo:rsid="000d8918" officeooo:paragraph-rsid="000d8918"/>
    </style:style>
    <style:style style:name="P9" style:family="paragraph" style:parent-style-name="Standard">
      <style:text-properties style:font-name="Times New Roman" officeooo:rsid="000d8918" officeooo:paragraph-rsid="002899a6"/>
    </style:style>
    <style:style style:name="P10" style:family="paragraph" style:parent-style-name="Standard">
      <style:text-properties style:font-name="Times New Roman" officeooo:rsid="00284671" officeooo:paragraph-rsid="00284671"/>
    </style:style>
    <style:style style:name="P11" style:family="paragraph" style:parent-style-name="Standard">
      <style:text-properties style:font-name="Times New Roman" officeooo:rsid="00284671" officeooo:paragraph-rsid="002899a6"/>
    </style:style>
    <style:style style:name="P12" style:family="paragraph" style:parent-style-name="Standard">
      <style:text-properties style:font-name="Times New Roman" officeooo:rsid="00284671" officeooo:paragraph-rsid="002a9ede"/>
    </style:style>
    <style:style style:name="P13" style:family="paragraph" style:parent-style-name="Standard">
      <style:paragraph-properties fo:text-align="center" style:justify-single-word="false"/>
      <style:text-properties style:font-name="Times New Roman" officeooo:rsid="000a0ed6" officeooo:paragraph-rsid="000a0ed6"/>
    </style:style>
    <style:style style:name="P14" style:family="paragraph" style:parent-style-name="Standard">
      <style:paragraph-properties fo:text-align="center" style:justify-single-word="false"/>
      <style:text-properties style:font-name="Times New Roman" officeooo:rsid="000a0ed6" officeooo:paragraph-rsid="00292f31"/>
    </style:style>
    <style:style style:name="P15" style:family="paragraph" style:parent-style-name="Standard">
      <style:paragraph-properties fo:text-align="start" style:justify-single-word="false"/>
      <style:text-properties style:font-name="Times New Roman" officeooo:rsid="000a0ed6" officeooo:paragraph-rsid="00292f31"/>
    </style:style>
    <style:style style:name="P16" style:family="paragraph" style:parent-style-name="Standard">
      <style:paragraph-properties fo:text-align="start" style:justify-single-word="false"/>
      <style:text-properties style:font-name="Times New Roman" officeooo:rsid="000a0ed6" officeooo:paragraph-rsid="002a5889"/>
    </style:style>
    <style:style style:name="P17" style:family="paragraph" style:parent-style-name="Standard">
      <style:paragraph-properties fo:text-align="center" style:justify-single-word="false"/>
      <style:text-properties style:font-name="Times New Roman" officeooo:rsid="00292f31" officeooo:paragraph-rsid="00292f31"/>
    </style:style>
    <style:style style:name="P18" style:family="paragraph" style:parent-style-name="Standard">
      <style:text-properties style:font-name="Times New Roman" officeooo:rsid="001cbbfc" officeooo:paragraph-rsid="001cbbfc"/>
    </style:style>
    <style:style style:name="P19" style:family="paragraph" style:parent-style-name="Standard">
      <style:text-properties style:font-name="Times New Roman" officeooo:rsid="001cbbfc" officeooo:paragraph-rsid="002d79ca"/>
    </style:style>
    <style:style style:name="P20" style:family="paragraph" style:parent-style-name="Standard">
      <style:text-properties style:font-name="Times New Roman" fo:font-weight="bold" officeooo:rsid="000ba845" officeooo:paragraph-rsid="00142c12" style:font-weight-asian="bold" style:font-weight-complex="bold"/>
    </style:style>
    <style:style style:name="P21" style:family="paragraph" style:parent-style-name="Standard">
      <style:text-properties style:font-name="Times New Roman" officeooo:rsid="000ba845" officeooo:paragraph-rsid="000ba845"/>
    </style:style>
    <style:style style:name="P22" style:family="paragraph" style:parent-style-name="Standard">
      <style:text-properties style:font-name="Times New Roman" officeooo:rsid="000e5cc9" officeooo:paragraph-rsid="0014d360"/>
    </style:style>
    <style:style style:name="P23" style:family="paragraph" style:parent-style-name="Standard">
      <style:text-properties officeooo:paragraph-rsid="002d820e"/>
    </style:style>
    <style:style style:name="P24" style:family="paragraph" style:parent-style-name="Standard">
      <style:paragraph-properties fo:text-align="center" style:justify-single-word="false" fo:break-before="page"/>
      <style:text-properties style:font-name="Times New Roman" fo:font-weight="bold" officeooo:rsid="0026cbbc" officeooo:paragraph-rsid="0026cbbc" style:font-weight-asian="bold" style:font-weight-complex="bold"/>
    </style:style>
    <style:style style:name="P25" style:family="paragraph" style:parent-style-name="Standard">
      <style:paragraph-properties fo:break-before="page"/>
      <style:text-properties style:font-name="Times New Roman" fo:font-weight="bold" officeooo:rsid="000ba845" officeooo:paragraph-rsid="000ba845" style:font-weight-asian="bold" style:font-weight-complex="bold"/>
    </style:style>
    <style:style style:name="P26" style:family="paragraph" style:parent-style-name="Standard">
      <style:paragraph-properties fo:margin-left="0.5in" fo:margin-right="0in" fo:text-indent="-0.5in" style:auto-text-indent="false"/>
      <style:text-properties style:font-name="Times New Roman" officeooo:rsid="001aa180" officeooo:paragraph-rsid="001aa180"/>
    </style:style>
    <style:style style:name="P27" style:family="paragraph" style:parent-style-name="Standard">
      <style:paragraph-properties fo:margin-left="0.5in" fo:margin-right="0in" fo:text-indent="-0.5in" style:auto-text-indent="false"/>
      <style:text-properties style:font-name="Times New Roman" officeooo:rsid="001aa180" officeooo:paragraph-rsid="002d79ca"/>
    </style:style>
    <style:style style:name="P28" style:family="paragraph" style:parent-style-name="Standard">
      <style:paragraph-properties fo:margin-left="0.5in" fo:margin-right="0in" fo:text-indent="-0.5in" style:auto-text-indent="false"/>
      <style:text-properties style:font-name="Times New Roman" officeooo:rsid="001cbbfc" officeooo:paragraph-rsid="001cbbfc"/>
    </style:style>
    <style:style style:name="P29" style:family="paragraph" style:parent-style-name="Standard">
      <style:paragraph-properties fo:margin-left="0.5in" fo:margin-right="0in" fo:text-indent="-0.5in" style:auto-text-indent="false"/>
      <style:text-properties style:font-name="Times New Roman" officeooo:rsid="0022edc3" officeooo:paragraph-rsid="0022edc3"/>
    </style:style>
    <style:style style:name="P30" style:family="paragraph" style:parent-style-name="Standard" style:master-page-name="">
      <style:paragraph-properties fo:margin-left="0.5in" fo:margin-right="0in" fo:text-indent="-0.5in" style:auto-text-indent="false" style:page-number="auto"/>
      <style:text-properties style:font-name="Times New Roman" officeooo:rsid="001aa180" officeooo:paragraph-rsid="002d79ca"/>
    </style:style>
    <style:style style:name="T1" style:family="text">
      <style:text-properties officeooo:rsid="000e5cc9"/>
    </style:style>
    <style:style style:name="T2" style:family="text">
      <style:text-properties officeooo:rsid="001064ba"/>
    </style:style>
    <style:style style:name="T3" style:family="text">
      <style:text-properties style:font-name="Times New Roman" officeooo:rsid="000e5cc9"/>
    </style:style>
    <style:style style:name="T4" style:family="text">
      <style:text-properties style:font-name="Times New Roman" officeooo:rsid="00142c12"/>
    </style:style>
    <style:style style:name="T5" style:family="text">
      <style:text-properties style:font-name="Times New Roman" officeooo:rsid="001064ba"/>
    </style:style>
    <style:style style:name="T6" style:family="text">
      <style:text-properties style:font-name="Times New Roman" officeooo:rsid="0018de4d"/>
    </style:style>
    <style:style style:name="T7" style:family="text">
      <style:text-properties style:font-name="Times New Roman" officeooo:rsid="0022edc3"/>
    </style:style>
    <style:style style:name="T8" style:family="text">
      <style:text-properties style:font-name="Times New Roman" officeooo:rsid="0028df3e"/>
    </style:style>
    <style:style style:name="T9" style:family="text">
      <style:text-properties style:font-name="Times New Roman" officeooo:rsid="000d8918"/>
    </style:style>
    <style:style style:name="T10" style:family="text">
      <style:text-properties style:font-name="Times New Roman" fo:font-weight="bold" officeooo:rsid="000d8918" style:font-weight-asian="bold" style:font-weight-complex="bold"/>
    </style:style>
    <style:style style:name="T11" style:family="text">
      <style:text-properties officeooo:rsid="00184704"/>
    </style:style>
    <style:style style:name="T12" style:family="text">
      <style:text-properties style:text-position="super 58%" officeooo:rsid="001064ba"/>
    </style:style>
    <style:style style:name="T13" style:family="text">
      <style:text-properties style:text-position="super 58%" officeooo:rsid="002a9ede"/>
    </style:style>
    <style:style style:name="T14" style:family="text">
      <style:text-properties officeooo:rsid="0023a3fa"/>
    </style:style>
    <style:style style:name="T15" style:family="text">
      <style:text-properties officeooo:rsid="0026cbbc"/>
    </style:style>
    <style:style style:name="T16" style:family="text">
      <style:text-properties officeooo:rsid="0027bf25"/>
    </style:style>
    <style:style style:name="T17" style:family="text">
      <style:text-properties officeooo:rsid="002899a6"/>
    </style:style>
    <style:style style:name="T18" style:family="text">
      <style:text-properties fo:font-variant="normal" fo:text-transform="none" fo:color="#000000" style:font-name="Times New Roman1" fo:font-size="12pt" fo:letter-spacing="normal" fo:font-weight="normal"/>
    </style:style>
    <style:style style:name="T19" style:family="text">
      <style:text-properties fo:font-variant="normal" fo:text-transform="none" fo:color="#000000" style:font-name="Times New Roman1" fo:font-size="12pt" fo:letter-spacing="normal" fo:font-style="normal" fo:font-weight="normal"/>
    </style:style>
    <style:style style:name="T20" style:family="text">
      <style:text-properties fo:font-variant="normal" fo:text-transform="none" fo:color="#000000" style:font-name="Times New Roman1" fo:font-size="12pt" fo:letter-spacing="normal" fo:font-style="normal" fo:font-weight="normal" officeooo:rsid="002d820e" style:font-style-asian="normal" style:font-style-complex="normal"/>
    </style:style>
    <style:style style:name="T21" style:family="text">
      <style:text-properties fo:font-variant="normal" fo:text-transform="none" fo:color="#000000" style:font-name="Times New Roman1" fo:font-size="12pt" fo:letter-spacing="normal" fo:font-style="italic" fo:font-weight="normal" officeooo:rsid="0023a3fa" style:font-style-asian="italic" style:font-style-complex="italic"/>
    </style:style>
    <style:style style:name="T22" style:family="text">
      <style:text-properties fo:font-variant="normal" fo:text-transform="none" fo:color="#000000" style:font-name="Times New Roman1" fo:font-size="12pt" fo:letter-spacing="normal" fo:font-style="italic" fo:font-weight="normal" officeooo:rsid="002d79ca" style:font-style-asian="italic" style:font-style-complex="italic"/>
    </style:style>
    <style:style style:name="T23" style:family="text">
      <style:text-properties officeooo:rsid="0028df3e"/>
    </style:style>
    <style:style style:name="T24" style:family="text">
      <style:text-properties officeooo:rsid="00292f31"/>
    </style:style>
    <style:style style:name="T25" style:family="text">
      <style:text-properties officeooo:rsid="002a5889"/>
    </style:style>
    <style:style style:name="T26" style:family="text">
      <style:text-properties officeooo:rsid="002a9ede"/>
    </style:style>
    <style:style style:name="T27" style:family="text">
      <style:text-properties officeooo:rsid="002d79ca"/>
    </style:style>
    <style:style style:name="T28" style:family="text">
      <style:text-properties fo:font-style="italic" officeooo:rsid="0023a3fa"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officeooo:rsid="002d79ca" style:font-weight-asian="bold" style:font-weight-complex="bold"/>
    </style:style>
    <style:style style:name="T31" style:family="text">
      <style:text-properties fo:font-weight="bold" officeooo:rsid="0026cbbc"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4">Assignment #1</text:p>
      <text:p text:style-name="P14"/>
      <text:p text:style-name="P14"/>
      <text:p text:style-name="P1">Michael Hug</text:p>
      <text:p text:style-name="P1"/>
      <text:p text:style-name="P1"/>
      <text:p text:style-name="P17">Kennesaw State University</text:p>
      <text:p text:style-name="P17"/>
      <text:p text:style-name="P17"/>
      <text:p text:style-name="P17">Department of Computer Science</text:p>
      <text:p text:style-name="P17"/>
      <text:p text:style-name="P17"/>
      <text:p text:style-name="P14">CS 3610/01 Spring 2014</text:p>
      <text:p text:style-name="P14"/>
      <text:p text:style-name="P14"/>
      <text:p text:style-name="P1">3 February 2014</text:p>
      <text:p text:style-name="P1"/>
      <text:p text:style-name="P25">What is socio-technical system</text:p>
      <text:p text:style-name="P7"><text:span text:style-name="T3"><text:tab/>From an atom to the universe, all things are part of a system. Soci</text:span><text:span text:style-name="T4">o</text:span><text:span text:style-name="T3">-technical systems(STS) are the system of connected parts that make up </text:span><text:span text:style-name="T6">a given syste</text:span><text:span text:style-name="T7">m</text:span><text:span text:style-name="T3">. STS are inherently inclusive and are not nearly as limited as the name </text:span>implies<text:span text:style-name="T3">. STS are not just social interactions and technology, they are ideas, plans, relationships, goals and more. </text:span><text:span text:style-name="T5">STS are anything relating to technology and the interactions that technology spawns. STS encompasses how </text:span><text:span text:style-name="T8">people and stakeholders (the individuals that benefits from the STS) the </text:span><text:span text:style-name="T5"><text:s/>relate the the technology, how the technology relates to other technology, and how people relate to each other regarding technology. </text:span><text:span text:style-name="T7">Technology is any innovation, today's grammar often relates technology to microcomputing, this relationship would undermine the inclusiveness of an STS.</text:span></text:p>
      <text:p text:style-name="P3"><text:tab/><text:span text:style-name="T2">Rigidly defining a STS would be impossible because STS are constantly changing as people and technology evolves and as the people and technology gets replaced. Some of the more noteworthy aspects of an STS are the hardware and software that make up technology. The physical aspects including buildings, location, and placement. People including individuals and groups of people and the roles that those people and groups represent. Procedures that may be official, sanctioned, demanded, recommended, or simply customary. Laws and regulations that are very much like procedures, except a violation of laws and regulations will carry a penalty from a 3</text:span><text:span text:style-name="T12">rd</text:span><text:span text:style-name="T2"> party if caught and prosecuted. Data along with the data structures and how the data is stored, protected, accessed, and regulated.</text:span></text:p>
      <text:p text:style-name="P6"><text:tab/>STS can have a life cycle where all the people and technology changed. The lifespan of a STS can be longer than the life of a person in the STS and much longer than the hardware, software, procedures, laws and regulations, and data/data structures inside the STS. The replacement of any one part of in STS is only a milestone of STS's lifecycle and not the end if it's lifecycle.</text:p>
      <text:p text:style-name="P3"><text:tab/><text:span text:style-name="T11">STS are also overlapping and interweaving. Systems can be viewed in the different context and in different relationships to different sub, super and sibling systems. Systems can be small enough to fit in a room or as large as the system that extends to mars in the form of rovers. The system that is completely confined to one room will have different goals and requirements than the system that extends to Mars. A system confined to one room will have completely different security measures than the security used to gain access to the mars rover control stick. </text:span></text:p>
      <text:p text:style-name="P3"/>
      <text:p text:style-name="P2"><text:span text:style-name="T30">A </text:span><text:span text:style-name="T29">brief history </text:span><text:span text:style-name="T31">of STS</text:span></text:p>
      <text:p text:style-name="P19"><text:tab/><text:span text:style-name="T14">STS can be traced back to the early times of human history. STS being inclusive can be retroactively defined after analysis of past systems. Browsing through history will show us that STS are as old as technology and people themselves. (Mayhew 2012) The term Social-technical system was first coined to describe English coal workers in the Tavistock Institute. </text:span><text:span text:style-name="T28">(</text:span><text:span text:style-name="Emphasis"><text:span text:style-name="T21">SPT</text:span></text:span><text:span text:style-name="Emphasis"><text:span text:style-name="T22">)</text:span></text:span></text:p>
      <text:p text:style-name="P19"><text:span text:style-name="Emphasis"><text:span text:style-name="T22"><text:tab/></text:span></text:span><text:span text:style-name="Emphasis"><text:span text:style-name="T20">STS is now used as a generalized approach for organizational development and to identify the relationships between people, technology, and their workplaces.</text:span></text:span></text:p>
      <text:p text:style-name="P5"><text:tab/><text:span text:style-name="T15">Then evolution and change of STS will only be limited by the growth of technology and by the growth of society. STS will continue to change, adapt, and describe the systems that make up human and their interaction with technology.</text:span></text:p>
      <text:p text:style-name="P5"/>
      <text:p text:style-name="P2"><text:span text:style-name="T30">T</text:span><text:span text:style-name="T29">he social impact of such systems</text:span></text:p>
      <text:p text:style-name="P2"><text:tab/><text:span text:style-name="T15">The social impact of STS in recent history has been enormous. Face to face contact has </text:span><text:soft-page-break/><text:span text:style-name="T15">been severely mitigated in due technology and STS. No person could argue that STS have had little impact on today's day to day life. An argument could be heard qualifying today's STS as positive or negative. </text:span></text:p>
      <text:p text:style-name="P2"><text:tab/><text:span text:style-name="T15">Passwords have changed the way people and technology interact with other people in a large way. Passwords have made authentication almost completely automated. The authentication could be for something as simple as a private list of books from your local library, or something as serious as medical records or bank accounts. The current trends and trajectories are leading people in the direction of using more and stronger passwords as a method of authentication.</text:span></text:p>
      <text:p text:style-name="P2"><text:tab/><text:span text:style-name="T16">Social engineering is psychological manipulation to have a person revel all, parts of their password, or ways to get or change a victims password. Social engineering is the largest threat to passwords and authentication in our current global STS. Technology is relying on a shared secret passphrase to authenticate identities. This shared secret is often the only form of authentication. Without the advancement of passwords, the social impact of STS would be severely limited. Happenstance conversations about trivial things like, mother's maiden name would have meant little before the advancement of passwords and current STS. Now questions like that would be a societal red flag as a possible thief.</text:span></text:p>
      <text:p text:style-name="P2"><text:tab/><text:span text:style-name="T16">The increased strength of password complexity and cryptography has made the use of pre shared secrets a valid method of authenticating the identity of a person. The technology has made it possible for every person on earth to have multiple secret passphrases, and only the person they belong to are aware of the passphrase. Without our current STS, to authenticate the identity of a person, at least two people would have to know the secret passphrase. Opening up the possibility of one side sharing the secret with another.</text:span></text:p>
      <text:p text:style-name="P2"/>
      <text:p text:style-name="P20"><text:span text:style-name="T27">A</text:span>nalyze ethical and social issues</text:p>
      <text:p text:style-name="P10"><text:tab/>Ethical <text:span text:style-name="T17">and social </text:span>issues begin to arise when the systems are not stand alone. Ethical <text:span text:style-name="T17">and social </text:span>issues become <text:span text:style-name="T17">noteworthy</text:span> when systems are <text:span text:style-name="T17">interweaved</text:span> and overlapped.</text:p>
      <text:p text:style-name="P11"><text:tab/>Ethical <text:span text:style-name="T17">issues</text:span> <text:span text:style-name="T17">of STS are sometimes difficult to pinpoint. Ethics in computing is an area that rapidly changes as new issues and problems arise. Ethical issues are often difficult to deal with because ethical standpoints can change from region to region. A topic that will always be important in computing and ethics is the copy and reuse of technology.</text:span></text:p>
      <text:p text:style-name="P11"><text:tab/><text:span text:style-name="T23">Copy and reuse of technology can be difficult to assess. Making an identical copy of technology would at the surface seem easy to identify. This is not always the case in technology. The inner workings of much new technology can be hidden from the users. </text:span></text:p>
      <text:p text:style-name="P11"><text:tab/><text:span text:style-name="T17">Social issues of STS begin to appear when the systems come into contact with social, political, and legal encounters. Social issues can be easier to identify because they often involve laws and governments, but they are never easy to deal with. Social issues are issues that will effect a large number of people, theses issues become increasingly important because the number of stakeholders impacted becomes increasing large.</text:span></text:p>
      <text:p text:style-name="P12"><text:span text:style-name="T24"><text:tab/>A current social issue that effects a large number of stakeholders is governmental collection of data about it's populous. This social issue is currently extremely important in many parts of the world. Governments are collecting data about their populous, some governments are straightforward about the reasons for collection of data, others are not so transparent about their intended uses of the data.</text:span></text:p>
      <text:p text:style-name="P11"><text:tab/><text:span text:style-name="T26">Government data collection is not a new issues, but it is a newly revisited issued. Many </text:span><text:soft-page-break/><text:span text:style-name="T26">constitutions of the world have privacy built into the foundations of their government. Privacy from one's own government is often seen as a right. With emerging STS governments no longer have to send a foot soldier to spy on it's populous, governments can collect data as it passes through 3</text:span><text:span text:style-name="T13">rd</text:span><text:span text:style-name="T26"> parties. Digital collection allows the government data collection to be more large scale than foot solder collection could have ever dreamed.</text:span></text:p>
      <text:p text:style-name="P9"/>
      <text:p text:style-name="P24">References</text:p>
      <text:p text:style-name="P4"/>
      <text:p text:style-name="P30"><text:span text:style-name="T14">Mayhew, G. L. (2012). The Formation of the Qin Dynasty: A Socio-technical System of Systems. Procedia Computer Science, 9402. doi:10.1016/j.procs.2012.01.079</text:span></text:p>
      <text:p text:style-name="P27"/>
      <text:p text:style-name="P27">R. Rosenthal, R. Rosnow, Essentials of Behavioral Research: Methods and Data Analysis, McGraw-Hill, New York, 1991.</text:p>
      <text:p text:style-name="P26"/>
      <text:p text:style-name="P28"><text:span text:style-name="Emphasis"><text:span text:style-name="T18">Social Sector Office - Learning for Social Impact</text:span></text:span><text:span text:style-name="T19">. (n.d.). Retrieved February 1, 2014, from http://lsi.mckinsey.com/</text:span></text:p>
      <text:p text:style-name="P28"/>
      <text:p text:style-name="P29"><text:span text:style-name="Emphasis"><text:span text:style-name="T18">SPT v4n3 - Philosophy of Socio-Technical Systems</text:span></text:span><text:span text:style-name="T19">. (n.d.). Retrieved February 1, 2014, from http://scholar.lib.vt.edu/ejournals/SPT/v4_n3html/ROPOHL.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imes New Roman" officeooo:rsid="000a0ed6" officeooo:paragraph-rsid="00292f31"/>
    </style:style>
    <style:style style:name="MP2" style:family="paragraph" style:parent-style-name="Standard">
      <style:paragraph-properties fo:text-align="start" style:justify-single-word="false"/>
      <style:text-properties style:font-name="Times New Roman" officeooo:rsid="000a0ed6" officeooo:paragraph-rsid="002a5889"/>
    </style:style>
    <style:style style:name="MT1" style:family="text">
      <style:text-properties officeooo:rsid="00292f31"/>
    </style:style>
    <style:style style:name="MT2" style:family="text">
      <style:text-properties officeooo:rsid="002a5889"/>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ASSIGNMENT #1 : <text:span text:style-name="MT1">MICHAEL HUG<text:tab/><text:tab/><text:tab/><text:tab/><text:tab/><text:tab/><text:tab/> <text:s text:c="10"/></text:span><text:span text:style-name="MT1"><text:page-number text:select-page="current">5</text:page-number></text:span></text:p>
      </style:header>
      <style:header-first style:display="false">
        <text:p text:style-name="MP2"><text:span text:style-name="MT2">Running head: </text:span>ASSIGNMENT #1 : <text:span text:style-name="MT1">MICHAEL HUG<text:tab/><text:tab/><text:tab/><text:tab/><text:tab/><text:tab/></text:span><text:span text:style-name="MT1"><text:page-number text:select-page="current">1</text:page-number></text:span></text:p>
      </style:header-first>
      <style:header-left style:display="false">
        <text:p text:style-name="MP1">ASSIGNMENT #1 : <text:span text:style-name="MT1">MICHAEL HUG<text:tab/><text:tab/><text:tab/><text:tab/><text:tab/><text:tab/><text:tab/> <text:s text:c="10"/></text:span><text:span text:style-name="MT1"><text:page-number text:select-page="current">6</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2:51:02.521251267</meta:creation-date>
    <dc:date>2014-02-02T15:04:05.354180109</dc:date>
    <meta:editing-duration>P1DT3H17M59S</meta:editing-duration>
    <meta:editing-cycles>13</meta:editing-cycles>
    <meta:generator>LibreOffice/4.1.4.2$Linux_X86_64 LibreOffice_project/410m0$Build-2</meta:generator>
    <meta:document-statistic meta:table-count="0" meta:image-count="0" meta:object-count="0" meta:page-count="5" meta:paragraph-count="35" meta:word-count="1325" meta:character-count="8340" meta:non-whitespace-character-count="6990"/>
  </office:meta>
</office:document-meta>
</file>